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8pt" officeooo:rsid="001b0b80" officeooo:paragraph-rsid="001b0b80" style:font-size-asian="15.75pt" style:font-size-complex="18pt"/>
    </style:style>
    <style:style style:name="P2" style:family="paragraph" style:parent-style-name="Standard">
      <style:paragraph-properties fo:text-align="center" style:justify-single-word="false"/>
      <style:text-properties fo:font-size="18pt" officeooo:rsid="001b0b80" officeooo:paragraph-rsid="001b0b80" style:font-size-asian="15.75pt" style:font-size-complex="18pt"/>
    </style:style>
    <style:style style:name="P3" style:family="paragraph" style:parent-style-name="Standard">
      <style:text-properties fo:font-size="18pt" fo:font-style="normal" style:text-underline-style="solid" style:text-underline-width="auto" style:text-underline-color="font-color" officeooo:rsid="001b0b80" officeooo:paragraph-rsid="001b0b80" style:font-size-asian="18pt" style:font-style-asian="normal" style:font-size-complex="18pt" style:font-style-complex="normal"/>
    </style:style>
    <style:style style:name="P4" style:family="paragraph" style:parent-style-name="Standard">
      <style:text-properties fo:font-size="18pt" fo:font-style="normal" style:text-underline-style="solid" style:text-underline-width="auto" style:text-underline-color="font-color" officeooo:rsid="001dc0e4" officeooo:paragraph-rsid="001dc0e4" style:font-size-asian="15.75pt" style:font-style-asian="normal" style:font-size-complex="18pt" style:font-style-complex="normal"/>
    </style:style>
    <style:style style:name="P5" style:family="paragraph" style:parent-style-name="Standard">
      <style:text-properties fo:font-size="18pt" style:text-underline-style="solid" style:text-underline-width="auto" style:text-underline-color="font-color" officeooo:rsid="005d935d" officeooo:paragraph-rsid="005d935d" style:font-size-asian="15.75pt" style:font-size-complex="18pt"/>
    </style:style>
    <style:style style:name="P6" style:family="paragraph" style:parent-style-name="Standard">
      <style:text-properties fo:font-size="18pt" style:text-underline-style="solid" style:text-underline-width="auto" style:text-underline-color="font-color" officeooo:rsid="006d663d" officeooo:paragraph-rsid="006d663d" style:font-size-asian="15.75pt" style:font-size-complex="18pt"/>
    </style:style>
    <style:style style:name="P7" style:family="paragraph" style:parent-style-name="Standard">
      <style:text-properties fo:font-size="14pt" officeooo:rsid="001b0b80" officeooo:paragraph-rsid="001b0b80" style:font-size-asian="12.25pt" style:font-size-complex="14pt"/>
    </style:style>
    <style:style style:name="P8" style:family="paragraph" style:parent-style-name="Standard">
      <style:text-properties fo:font-size="14pt" fo:font-style="italic" style:text-underline-style="none" officeooo:rsid="001e8f28" officeooo:paragraph-rsid="001e8f28" style:font-size-asian="12.25pt" style:font-style-asian="italic" style:font-size-complex="14pt" style:font-style-complex="italic"/>
    </style:style>
    <style:style style:name="P9" style:family="paragraph" style:parent-style-name="Standard">
      <style:text-properties fo:font-size="14pt" fo:font-style="italic" style:text-underline-style="none" officeooo:rsid="0031c208" officeooo:paragraph-rsid="0031c208" style:font-size-asian="12.25pt" style:font-style-asian="italic" style:font-size-complex="14pt" style:font-style-complex="italic"/>
    </style:style>
    <style:style style:name="P10" style:family="paragraph" style:parent-style-name="Standard">
      <style:paragraph-properties fo:text-align="justify" style:justify-single-word="false"/>
      <style:text-properties fo:font-size="14pt" fo:font-style="italic" style:text-underline-style="none" officeooo:rsid="0057d313" officeooo:paragraph-rsid="0057d313" style:font-size-asian="12.25pt" style:font-style-asian="italic" style:font-size-complex="14pt" style:font-style-complex="italic"/>
    </style:style>
    <style:style style:name="P11" style:family="paragraph" style:parent-style-name="Standard">
      <style:text-properties fo:font-size="14pt" fo:font-style="italic" style:text-underline-style="none" officeooo:rsid="00204e20" officeooo:paragraph-rsid="00204e20" style:font-size-asian="12.25pt" style:font-style-asian="italic" style:font-size-complex="14pt" style:font-style-complex="italic"/>
    </style:style>
    <style:style style:name="P12" style:family="paragraph" style:parent-style-name="Standard">
      <style:text-properties fo:font-size="14pt" fo:font-style="normal" style:text-underline-style="solid" style:text-underline-width="auto" style:text-underline-color="font-color" officeooo:rsid="001dc0e4" officeooo:paragraph-rsid="001dc0e4" style:font-size-asian="12.25pt" style:font-style-asian="normal" style:font-size-complex="14pt" style:font-style-complex="normal"/>
    </style:style>
    <style:style style:name="P13" style:family="paragraph" style:parent-style-name="Standard">
      <style:text-properties fo:font-size="12pt" fo:font-style="normal" style:text-underline-style="solid" style:text-underline-width="auto" style:text-underline-color="font-color" officeooo:rsid="001b0b80" officeooo:paragraph-rsid="001b0b80" style:font-size-asian="10.5pt" style:font-style-asian="normal" style:font-size-complex="12pt" style:font-style-complex="normal"/>
    </style:style>
    <style:style style:name="P14" style:family="paragraph" style:parent-style-name="Standard">
      <style:text-properties fo:font-size="12pt" fo:font-style="normal" style:text-underline-style="none" officeooo:rsid="001b0b80" officeooo:paragraph-rsid="001b0b80" style:font-size-asian="10.5pt" style:font-style-asian="normal" style:font-size-complex="12pt" style:font-style-complex="normal"/>
    </style:style>
    <style:style style:name="P15" style:family="paragraph" style:parent-style-name="Standard">
      <style:text-properties fo:font-size="12pt" fo:font-style="normal" style:text-underline-style="none" officeooo:rsid="001c8939" officeooo:paragraph-rsid="001c8939" style:font-size-asian="10.5pt" style:font-style-asian="normal" style:font-size-complex="12pt" style:font-style-complex="normal"/>
    </style:style>
    <style:style style:name="P16" style:family="paragraph" style:parent-style-name="Standard">
      <style:text-properties fo:font-size="12pt" fo:font-style="normal" style:text-underline-style="none" officeooo:rsid="001dc0e4" officeooo:paragraph-rsid="001dc0e4" style:font-size-asian="10.5pt" style:font-style-asian="normal" style:font-size-complex="12pt" style:font-style-complex="normal"/>
    </style:style>
    <style:style style:name="P17" style:family="paragraph" style:parent-style-name="Standard">
      <style:text-properties fo:font-size="12pt" fo:font-style="normal" style:text-underline-style="none" officeooo:rsid="00204e20" officeooo:paragraph-rsid="00204e20" style:font-size-asian="10.5pt" style:font-style-asian="normal" style:font-size-complex="12pt" style:font-style-complex="normal"/>
    </style:style>
    <style:style style:name="P18" style:family="paragraph" style:parent-style-name="Standard">
      <style:text-properties fo:font-size="12pt" fo:font-style="normal" style:text-underline-style="none" officeooo:rsid="00222146" officeooo:paragraph-rsid="00222146" style:font-size-asian="10.5pt" style:font-style-asian="normal" style:font-size-complex="12pt" style:font-style-complex="normal"/>
    </style:style>
    <style:style style:name="P19" style:family="paragraph" style:parent-style-name="Standard">
      <style:text-properties fo:font-size="12pt" fo:font-style="normal" style:text-underline-style="none" officeooo:rsid="0022c042" officeooo:paragraph-rsid="0022c042" style:font-size-asian="10.5pt" style:font-style-asian="normal" style:font-size-complex="12pt" style:font-style-complex="normal"/>
    </style:style>
    <style:style style:name="P20" style:family="paragraph" style:parent-style-name="Standard">
      <style:text-properties fo:font-size="12pt" fo:font-style="normal" style:text-underline-style="none" officeooo:rsid="0023c9d5" officeooo:paragraph-rsid="0023c9d5" style:font-size-asian="10.5pt" style:font-style-asian="normal" style:font-size-complex="12pt" style:font-style-complex="normal"/>
    </style:style>
    <style:style style:name="P21" style:family="paragraph" style:parent-style-name="Standard">
      <style:text-properties fo:font-size="12pt" fo:font-style="normal" style:text-underline-style="none" officeooo:rsid="0025f73b" officeooo:paragraph-rsid="0025f73b" style:font-size-asian="10.5pt" style:font-style-asian="normal" style:font-size-complex="12pt" style:font-style-complex="normal"/>
    </style:style>
    <style:style style:name="P22" style:family="paragraph" style:parent-style-name="Standard">
      <style:text-properties fo:font-size="12pt" fo:font-style="normal" style:text-underline-style="none" officeooo:rsid="002b1d69" officeooo:paragraph-rsid="002b1d69" style:font-size-asian="10.5pt" style:font-style-asian="normal" style:font-size-complex="12pt" style:font-style-complex="normal"/>
    </style:style>
    <style:style style:name="P23" style:family="paragraph" style:parent-style-name="Standard">
      <style:text-properties fo:font-size="12pt" fo:font-style="normal" style:text-underline-style="none" officeooo:rsid="002d0bab" officeooo:paragraph-rsid="002d0bab" style:font-size-asian="10.5pt" style:font-style-asian="normal" style:font-size-complex="12pt" style:font-style-complex="normal"/>
    </style:style>
    <style:style style:name="P24" style:family="paragraph" style:parent-style-name="Standard">
      <style:text-properties fo:font-size="12pt" fo:font-style="normal" style:text-underline-style="none" officeooo:rsid="00307d6a" officeooo:paragraph-rsid="00307d6a" style:font-size-asian="10.5pt" style:font-style-asian="normal" style:font-size-complex="12pt" style:font-style-complex="normal"/>
    </style:style>
    <style:style style:name="P25" style:family="paragraph" style:parent-style-name="Standard">
      <style:text-properties fo:font-size="12pt" fo:font-style="normal" style:text-underline-style="none" officeooo:rsid="00333c3f" officeooo:paragraph-rsid="00333c3f" style:font-size-asian="10.5pt" style:font-style-asian="normal" style:font-size-complex="12pt" style:font-style-complex="normal"/>
    </style:style>
    <style:style style:name="P26" style:family="paragraph" style:parent-style-name="Standard">
      <style:text-properties fo:font-size="12pt" fo:font-style="normal" style:text-underline-style="none" officeooo:rsid="003d1096" officeooo:paragraph-rsid="003d1096" style:font-size-asian="10.5pt" style:font-style-asian="normal" style:font-size-complex="12pt" style:font-style-complex="normal"/>
    </style:style>
    <style:style style:name="P27" style:family="paragraph" style:parent-style-name="Standard">
      <style:paragraph-properties fo:text-align="justify" style:justify-single-word="false"/>
      <style:text-properties fo:font-size="12pt" fo:font-style="normal" style:text-underline-style="none" officeooo:rsid="0044407f" officeooo:paragraph-rsid="0044407f" style:font-size-asian="10.5pt" style:font-style-asian="normal" style:font-size-complex="12pt" style:font-style-complex="normal"/>
    </style:style>
    <style:style style:name="P28" style:family="paragraph" style:parent-style-name="Standard">
      <style:paragraph-properties fo:text-align="justify" style:justify-single-word="false"/>
      <style:text-properties fo:font-size="12pt" fo:font-style="normal" style:text-underline-style="none" officeooo:rsid="0044a944" officeooo:paragraph-rsid="0044a944" style:font-size-asian="10.5pt" style:font-style-asian="normal" style:font-size-complex="12pt" style:font-style-complex="normal"/>
    </style:style>
    <style:style style:name="P29" style:family="paragraph" style:parent-style-name="Standard">
      <style:paragraph-properties fo:text-align="justify" style:justify-single-word="false"/>
      <style:text-properties fo:font-size="12pt" fo:font-style="normal" style:text-underline-style="none" officeooo:rsid="00458796" officeooo:paragraph-rsid="00458796" style:font-size-asian="10.5pt" style:font-style-asian="normal" style:font-size-complex="12pt" style:font-style-complex="normal"/>
    </style:style>
    <style:style style:name="P30" style:family="paragraph" style:parent-style-name="Standard">
      <style:text-properties fo:font-size="12pt" fo:font-style="normal" style:text-underline-style="none" officeooo:rsid="00458796" officeooo:paragraph-rsid="00458796" style:font-size-asian="10.5pt" style:font-style-asian="normal" style:font-size-complex="12pt" style:font-style-complex="normal"/>
    </style:style>
    <style:style style:name="P31" style:family="paragraph" style:parent-style-name="Standard">
      <style:paragraph-properties fo:text-align="justify" style:justify-single-word="false"/>
      <style:text-properties fo:font-size="12pt" fo:font-style="normal" style:text-underline-style="none" officeooo:rsid="0048cc72" officeooo:paragraph-rsid="0048cc72" style:font-size-asian="10.5pt" style:font-style-asian="normal" style:font-size-complex="12pt" style:font-style-complex="normal"/>
    </style:style>
    <style:style style:name="P32" style:family="paragraph" style:parent-style-name="Standard">
      <style:paragraph-properties fo:text-align="justify" style:justify-single-word="false"/>
      <style:text-properties fo:font-size="12pt" fo:font-style="normal" style:text-underline-style="none" officeooo:rsid="00494366" officeooo:paragraph-rsid="00494366" style:font-size-asian="10.5pt" style:font-style-asian="normal" style:font-size-complex="12pt" style:font-style-complex="normal"/>
    </style:style>
    <style:style style:name="P33" style:family="paragraph" style:parent-style-name="Standard">
      <style:paragraph-properties fo:text-align="justify" style:justify-single-word="false"/>
      <style:text-properties fo:font-size="12pt" fo:font-style="normal" style:text-underline-style="none" officeooo:rsid="004bed27" officeooo:paragraph-rsid="004bed27" style:font-size-asian="10.5pt" style:font-style-asian="normal" style:font-size-complex="12pt" style:font-style-complex="normal"/>
    </style:style>
    <style:style style:name="P34" style:family="paragraph" style:parent-style-name="Standard">
      <style:text-properties fo:font-size="12pt" fo:font-style="normal" style:text-underline-style="none" officeooo:rsid="004de8b7" officeooo:paragraph-rsid="004de8b7" style:font-size-asian="10.5pt" style:font-style-asian="normal" style:font-size-complex="12pt" style:font-style-complex="normal"/>
    </style:style>
    <style:style style:name="P35" style:family="paragraph" style:parent-style-name="Standard">
      <style:text-properties fo:font-size="12pt" fo:font-style="normal" style:text-underline-style="none" officeooo:rsid="00501cca" officeooo:paragraph-rsid="00501cca" style:font-size-asian="10.5pt" style:font-style-asian="normal" style:font-size-complex="12pt" style:font-style-complex="normal"/>
    </style:style>
    <style:style style:name="P36" style:family="paragraph" style:parent-style-name="Standard">
      <style:paragraph-properties fo:text-align="justify" style:justify-single-word="false"/>
      <style:text-properties fo:font-size="12pt" fo:font-style="normal" style:text-underline-style="none" officeooo:rsid="0055ff47" officeooo:paragraph-rsid="0055ff47" style:font-size-asian="10.5pt" style:font-style-asian="normal" style:font-size-complex="12pt" style:font-style-complex="normal"/>
    </style:style>
    <style:style style:name="P37" style:family="paragraph" style:parent-style-name="Standard">
      <style:paragraph-properties fo:text-align="justify" style:justify-single-word="false"/>
      <style:text-properties fo:font-size="12pt" fo:font-style="normal" style:text-underline-style="none" officeooo:rsid="00573903" officeooo:paragraph-rsid="00573903" style:font-size-asian="10.5pt" style:font-style-asian="normal" style:font-size-complex="12pt" style:font-style-complex="normal"/>
    </style:style>
    <style:style style:name="P38" style:family="paragraph" style:parent-style-name="Standard">
      <style:paragraph-properties fo:text-align="justify" style:justify-single-word="false"/>
      <style:text-properties fo:font-size="12pt" fo:font-style="normal" style:text-underline-style="none" officeooo:rsid="0057d313" officeooo:paragraph-rsid="0057d313" style:font-size-asian="10.5pt" style:font-style-asian="normal" style:font-size-complex="12pt" style:font-style-complex="normal"/>
    </style:style>
    <style:style style:name="P39" style:family="paragraph" style:parent-style-name="Standard">
      <style:text-properties fo:font-size="12pt" fo:font-style="normal" style:text-underline-style="none" officeooo:rsid="006efebb" officeooo:paragraph-rsid="006efebb" style:font-size-asian="10.5pt" style:font-style-asian="normal" style:font-size-complex="12pt" style:font-style-complex="normal"/>
    </style:style>
    <style:style style:name="P40" style:family="paragraph" style:parent-style-name="Standard">
      <style:text-properties fo:font-size="12pt" fo:font-style="italic" style:text-underline-style="none" officeooo:rsid="001e8f28" officeooo:paragraph-rsid="001e8f28" style:font-size-asian="12pt" style:font-style-asian="italic" style:font-size-complex="12pt" style:font-style-complex="italic"/>
    </style:style>
    <style:style style:name="P41" style:family="paragraph" style:parent-style-name="Standard">
      <style:paragraph-properties fo:text-align="justify" style:justify-single-word="false"/>
      <style:text-properties fo:font-size="12pt" fo:font-style="italic" style:text-underline-style="none" officeooo:rsid="00573903" officeooo:paragraph-rsid="00573903" style:font-size-asian="10.5pt" style:font-style-asian="italic" style:font-size-complex="12pt" style:font-style-complex="italic"/>
    </style:style>
    <style:style style:name="P42" style:family="paragraph" style:parent-style-name="Standard">
      <style:text-properties fo:font-size="12pt" fo:font-style="italic" style:text-underline-style="none" officeooo:rsid="00204e20" officeooo:paragraph-rsid="00204e20" style:font-size-asian="10.5pt" style:font-style-asian="italic" style:font-size-complex="12pt" style:font-style-complex="italic"/>
    </style:style>
    <style:style style:name="P43" style:family="paragraph" style:parent-style-name="Standard">
      <style:text-properties fo:font-size="12pt" officeooo:rsid="001b0b80" officeooo:paragraph-rsid="001b0b80" style:font-size-asian="10.5pt" style:font-size-complex="12pt"/>
    </style:style>
    <style:style style:name="P44" style:family="paragraph" style:parent-style-name="Standard">
      <style:text-properties fo:font-size="12pt" style:text-underline-style="solid" style:text-underline-width="auto" style:text-underline-color="font-color" officeooo:rsid="005d935d" officeooo:paragraph-rsid="005d935d" style:font-size-asian="10.5pt" style:font-size-complex="12pt"/>
    </style:style>
    <style:style style:name="P45" style:family="paragraph" style:parent-style-name="Standard">
      <style:text-properties fo:font-size="12pt" style:text-underline-style="none" officeooo:rsid="005d935d" officeooo:paragraph-rsid="005f1509" style:font-size-asian="10.5pt" style:font-size-complex="12pt"/>
    </style:style>
    <style:style style:name="P46" style:family="paragraph" style:parent-style-name="Standard">
      <style:text-properties fo:font-size="12pt" style:text-underline-style="none" officeooo:rsid="005f1509" officeooo:paragraph-rsid="005f1509" style:font-size-asian="10.5pt" style:font-size-complex="12pt"/>
    </style:style>
    <style:style style:name="P47" style:family="paragraph" style:parent-style-name="Standard" style:list-style-name="L1">
      <style:text-properties fo:font-size="12pt" fo:font-style="normal" style:text-underline-style="none" officeooo:rsid="002de31a" officeooo:paragraph-rsid="002de31a" style:font-size-asian="10.5pt" style:font-style-asian="normal" style:font-size-complex="12pt" style:font-style-complex="normal"/>
    </style:style>
    <style:style style:name="P48" style:family="paragraph" style:parent-style-name="Standard" style:list-style-name="L2">
      <style:text-properties fo:font-size="12pt" fo:font-style="normal" style:text-underline-style="none" officeooo:rsid="001c8939" officeooo:paragraph-rsid="001c8939" style:font-size-asian="10.5pt" style:font-style-asian="normal" style:font-size-complex="12pt" style:font-style-complex="normal"/>
    </style:style>
    <style:style style:name="P49" style:family="paragraph" style:parent-style-name="Standard" style:list-style-name="L2">
      <style:text-properties fo:font-size="12pt" fo:font-style="normal" style:text-underline-style="none" officeooo:rsid="001dc0e4" officeooo:paragraph-rsid="001dc0e4" style:font-size-asian="10.5pt" style:font-style-asian="normal" style:font-size-complex="12pt" style:font-style-complex="normal"/>
    </style:style>
    <style:style style:name="P50" style:family="paragraph" style:parent-style-name="Standard">
      <style:text-properties fo:font-size="12pt" fo:font-style="normal" style:text-underline-style="none" officeooo:rsid="00307d6a" officeooo:paragraph-rsid="00307d6a" style:font-size-asian="10.5pt" style:font-style-asian="normal" style:font-size-complex="12pt" style:font-style-complex="normal"/>
    </style:style>
    <style:style style:name="P51" style:family="paragraph" style:parent-style-name="Standard" style:list-style-name="L3">
      <style:text-properties fo:font-size="12pt" fo:font-style="normal" style:text-underline-style="none" officeooo:rsid="001e8f28" officeooo:paragraph-rsid="001e8f28" style:font-size-asian="12pt" style:font-style-asian="normal" style:font-size-complex="12pt" style:font-style-complex="normal"/>
    </style:style>
    <style:style style:name="P52" style:family="paragraph" style:parent-style-name="Standard" style:list-style-name="L3">
      <style:text-properties fo:font-size="12pt" fo:font-style="normal" style:text-underline-style="none" officeooo:rsid="003bd9af" officeooo:paragraph-rsid="003bd9af" style:font-size-asian="12pt" style:font-style-asian="normal" style:font-size-complex="12pt" style:font-style-complex="normal"/>
    </style:style>
    <style:style style:name="P53" style:family="paragraph" style:parent-style-name="Standard" style:list-style-name="L4">
      <style:paragraph-properties fo:text-align="justify" style:justify-single-word="false"/>
      <style:text-properties fo:font-size="12pt" fo:font-style="normal" style:text-underline-style="none" fo:font-weight="bold" officeooo:rsid="0057d313" officeooo:paragraph-rsid="0057d313" style:font-size-asian="10.5pt" style:font-style-asian="normal" style:font-weight-asian="bold" style:font-size-complex="12pt" style:font-style-complex="normal" style:font-weight-complex="bold"/>
    </style:style>
    <style:style style:name="P54" style:family="paragraph" style:parent-style-name="Standard" style:list-style-name="L4">
      <style:paragraph-properties fo:text-align="justify" style:justify-single-word="false"/>
      <style:text-properties fo:font-size="12pt" fo:font-style="normal" style:text-underline-style="none" fo:font-weight="bold" officeooo:rsid="0057d313" officeooo:paragraph-rsid="00630e15" style:font-size-asian="10.5pt" style:font-style-asian="normal" style:font-weight-asian="bold" style:font-size-complex="12pt" style:font-style-complex="normal" style:font-weight-complex="bold"/>
    </style:style>
    <style:style style:name="P55" style:family="paragraph" style:parent-style-name="Standard" style:list-style-name="L4">
      <style:paragraph-properties fo:text-align="justify" style:justify-single-word="false"/>
      <style:text-properties fo:font-size="12pt" fo:font-style="normal" style:text-underline-style="none" fo:font-weight="bold" officeooo:rsid="006594b8" officeooo:paragraph-rsid="006594b8" style:font-size-asian="10.5pt" style:font-style-asian="normal" style:font-weight-asian="bold" style:font-size-complex="12pt" style:font-style-complex="normal" style:font-weight-complex="bold"/>
    </style:style>
    <style:style style:name="P56" style:family="paragraph" style:parent-style-name="Standard" style:list-style-name="L4">
      <style:paragraph-properties fo:text-align="justify" style:justify-single-word="false"/>
      <style:text-properties fo:font-size="12pt" fo:font-style="normal" style:text-underline-style="none" fo:font-weight="bold" officeooo:rsid="00597f67" officeooo:paragraph-rsid="005d3544" style:font-size-asian="10.5pt" style:font-style-asian="normal" style:font-weight-asian="bold" style:font-size-complex="12pt" style:font-style-complex="normal" style:font-weight-complex="bold"/>
    </style:style>
    <style:style style:name="P57" style:family="paragraph" style:parent-style-name="Standard" style:list-style-name="L4">
      <style:paragraph-properties fo:text-align="justify" style:justify-single-word="false"/>
      <style:text-properties fo:font-size="12pt" fo:font-style="normal" style:text-underline-style="none" fo:font-weight="normal" officeooo:rsid="005b51e2" officeooo:paragraph-rsid="005d3544" style:font-size-asian="10.5pt" style:font-style-asian="normal" style:font-weight-asian="normal" style:font-size-complex="12pt" style:font-style-complex="normal" style:font-weight-complex="normal"/>
    </style:style>
    <style:style style:name="P58" style:family="paragraph" style:parent-style-name="Standard" style:list-style-name="L4">
      <style:paragraph-properties fo:text-align="justify" style:justify-single-word="false"/>
      <style:text-properties fo:font-size="12pt" fo:font-style="normal" style:text-underline-style="none" fo:font-weight="normal" officeooo:rsid="005b51e2" officeooo:paragraph-rsid="005b51e2" style:font-size-asian="10.5pt" style:font-style-asian="normal" style:font-weight-asian="normal" style:font-size-complex="12pt" style:font-style-complex="normal" style:font-weight-complex="normal"/>
    </style:style>
    <style:style style:name="T1" style:family="text">
      <style:text-properties officeooo:rsid="001c8939"/>
    </style:style>
    <style:style style:name="T2" style:family="text">
      <style:text-properties fo:font-style="normal" style:font-style-asian="normal" style:font-style-complex="normal"/>
    </style:style>
    <style:style style:name="T3" style:family="text">
      <style:text-properties officeooo:rsid="00224cc0"/>
    </style:style>
    <style:style style:name="T4" style:family="text">
      <style:text-properties officeooo:rsid="0024a9a7"/>
    </style:style>
    <style:style style:name="T5" style:family="text">
      <style:text-properties officeooo:rsid="0027ec8f"/>
    </style:style>
    <style:style style:name="T6" style:family="text">
      <style:text-properties officeooo:rsid="00291b55"/>
    </style:style>
    <style:style style:name="T7" style:family="text">
      <style:text-properties officeooo:rsid="002e6e13"/>
    </style:style>
    <style:style style:name="T8" style:family="text">
      <style:text-properties officeooo:rsid="002f4f9e"/>
    </style:style>
    <style:style style:name="T9" style:family="text">
      <style:text-properties officeooo:rsid="0036064e"/>
    </style:style>
    <style:style style:name="T10" style:family="text">
      <style:text-properties officeooo:rsid="0038a7c9"/>
    </style:style>
    <style:style style:name="T11" style:family="text">
      <style:text-properties officeooo:rsid="003a5733"/>
    </style:style>
    <style:style style:name="T12" style:family="text">
      <style:text-properties officeooo:rsid="003bc678"/>
    </style:style>
    <style:style style:name="T13" style:family="text">
      <style:text-properties officeooo:rsid="003e3e55"/>
    </style:style>
    <style:style style:name="T14" style:family="text">
      <style:text-properties officeooo:rsid="00470d22"/>
    </style:style>
    <style:style style:name="T15" style:family="text">
      <style:text-properties officeooo:rsid="00494366"/>
    </style:style>
    <style:style style:name="T16" style:family="text">
      <style:text-properties officeooo:rsid="004ba994"/>
    </style:style>
    <style:style style:name="T17" style:family="text">
      <style:text-properties officeooo:rsid="005180d9"/>
    </style:style>
    <style:style style:name="T18" style:family="text">
      <style:text-properties officeooo:rsid="00534c1a"/>
    </style:style>
    <style:style style:name="T19" style:family="text">
      <style:text-properties officeooo:rsid="0053b6ed"/>
    </style:style>
    <style:style style:name="T20" style:family="text">
      <style:text-properties officeooo:rsid="00571433"/>
    </style:style>
    <style:style style:name="T21" style:family="text">
      <style:text-properties fo:font-weight="normal" style:font-weight-asian="normal" style:font-weight-complex="normal"/>
    </style:style>
    <style:style style:name="T22" style:family="text">
      <style:text-properties fo:font-weight="normal" officeooo:rsid="0059f9f1" style:font-weight-asian="normal" style:font-weight-complex="normal"/>
    </style:style>
    <style:style style:name="T23" style:family="text">
      <style:text-properties fo:font-weight="normal" officeooo:rsid="00630e15" style:font-weight-asian="normal" style:font-weight-complex="normal"/>
    </style:style>
    <style:style style:name="T24" style:family="text">
      <style:text-properties fo:font-weight="normal" officeooo:rsid="00642fab" style:font-weight-asian="normal" style:font-weight-complex="normal"/>
    </style:style>
    <style:style style:name="T25" style:family="text">
      <style:text-properties fo:font-weight="normal" officeooo:rsid="006beb6a" style:font-weight-asian="normal" style:font-weight-complex="normal"/>
    </style:style>
    <style:style style:name="T26" style:family="text">
      <style:text-properties officeooo:rsid="005f5dc5"/>
    </style:style>
    <style:style style:name="T27" style:family="text">
      <style:text-properties officeooo:rsid="0060e68b"/>
    </style:style>
    <style:style style:name="T28" style:family="text">
      <style:text-properties officeooo:rsid="00626b91"/>
    </style:style>
    <style:style style:name="T29" style:family="text">
      <style:text-properties officeooo:rsid="00662f2c"/>
    </style:style>
    <style:style style:name="T30" style:family="text">
      <style:text-properties officeooo:rsid="00667228"/>
    </style:style>
    <style:style style:name="T31" style:family="text">
      <style:text-properties officeooo:rsid="00670030"/>
    </style:style>
    <style:style style:name="T32" style:family="text">
      <style:text-properties officeooo:rsid="00693c7f"/>
    </style:style>
    <style:style style:name="T33" style:family="text">
      <style:text-properties officeooo:rsid="006968f2"/>
    </style:style>
    <style:style style:name="T34" style:family="text">
      <style:text-properties officeooo:rsid="006b332d"/>
    </style:style>
    <style:style style:name="T35" style:family="text">
      <style:text-properties officeooo:rsid="006eae10"/>
    </style:style>
    <style:style style:name="T36" style:family="text">
      <style:text-properties officeooo:rsid="0071cb93"/>
    </style:style>
    <style:style style:name="T37" style:family="text">
      <style:text-properties officeooo:rsid="00731fbf"/>
    </style:style>
    <style:style style:name="T38" style:family="text">
      <style:text-properties officeooo:rsid="0075cc3f"/>
    </style:style>
    <style:style style:name="T39" style:family="text">
      <style:text-properties officeooo:rsid="00768f6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ales of Liwa – RPGASTRAL</text:p>
      <text:p text:style-name="P1"/>
      <text:p text:style-name="P7">Dole Claire</text:p>
      <text:p text:style-name="P7"/>
      <text:p text:style-name="P3">I. Introduction</text:p>
      <text:p text:style-name="P13"/>
      <text:p text:style-name="P14">Ce projet a lieu dans un contexte d’amélioration de compétences et de connaissances en Java. Il a pour but <text:span text:style-name="T10">principal </text:span>de développer un moteur de jeu 2D. </text:p>
      <text:p text:style-name="P14">Ce jeu est basé sur un <text:span text:style-name="T9">principe de rpg comme les premiers Zelda. </text:span></text:p>
      <text:p text:style-name="P14">Le second objectif est de permettre la modification des terrains, des ennemis, <text:span text:style-name="T1">des PNJ,</text:span> des collectibles ainsi que des points de téléportation entre différentes cartes directement sur l’éditeur de carte Tiled. </text:p>
      <text:p text:style-name="P15">Ainsi, il est possible de modifier : </text:p>
      <text:list text:style-name="L1">
        <text:list-item>
          <text:p text:style-name="P47">joueur : sa position de départ <text:span text:style-name="T37">sur la worldmap</text:span></text:p>
        </text:list-item>
      </text:list>
      <text:list text:style-name="L2">
        <text:list-item>
          <text:p text:style-name="P48">ennemis : leur position, leur type, le nombre, l’obligation de tuer l’ennemi pour mener à la victoire du joueur</text:p>
        </text:list-item>
        <text:list-item>
          <text:p text:style-name="P48">PNJ : leur position, leur type, le nombre, le message qu’ils affichent quand on veut intéragir avec eux</text:p>
        </text:list-item>
        <text:list-item>
          <text:p text:style-name="P48">collectibles : ils se déclinent en trois classes : les armes, les tenues et les potions. Pour tous, on peut modifier la position et le nombre</text:p>
        </text:list-item>
        <text:list-item>
          <text:p text:style-name="P48">téléportation : la position, le nombre, la carte vers laquelle le TP permet d’aller</text:p>
        </text:list-item>
        <text:list-item>
          <text:p text:style-name="P49">terrain : modification totale possible des différents terrains, de leur représentation visuel, s’il représente un obstacle <text:span text:style-name="T11">ou non</text:span></text:p>
          <text:p text:style-name="P49"/>
        </text:list-item>
      </text:list>
      <text:p text:style-name="P25">Précision : tous les sons et images utilisées dans ce projet sont libres de droit ou autorise<text:span text:style-name="T12">nt </text:span>l’utilisation <text:span text:style-name="T37">à but </text:span>non commerciale.</text:p>
      <text:p text:style-name="P16"/>
      <text:p text:style-name="P4">II. Présentation du projet</text:p>
      <text:p text:style-name="P12"/>
      <text:p text:style-name="P8">Technologie et outils utilisés</text:p>
      <text:p text:style-name="P8"/>
      <text:list text:style-name="L3">
        <text:list-item>
          <text:p text:style-name="P51">LibGDX pour le développement du moteur de jeu</text:p>
        </text:list-item>
        <text:list-item>
          <text:p text:style-name="P51">Tiled : pour la création et la configuration des cartes</text:p>
        </text:list-item>
        <text:list-item>
          <text:p text:style-name="P51">IDE : Eclipse</text:p>
        </text:list-item>
        <text:list-item>
          <text:p text:style-name="P51">Github / Fork : pour la gestion de l’avancée du développement et des différentes versions</text:p>
        </text:list-item>
        <text:list-item>
          <text:p text:style-name="P52">Audacity : pour la modification des sons lorsque cela a été nécessaire</text:p>
        </text:list-item>
      </text:list>
      <text:p text:style-name="P40"><text:span text:style-name="T2"/></text:p>
      <text:p text:style-name="P40"><text:span text:style-name="T2"/></text:p>
      <text:p text:style-name="P11">Fonctionnalités implémentées</text:p>
      <text:p text:style-name="P42"/>
      <text:p text:style-name="P39">Documentation – De la documentation javadoc a été générée pour ce projet. Elle est stockée dans le dossier core\\doc du projet.</text:p>
      <text:p text:style-name="P17"/>
      <text:p text:style-name="P18">PNJ  - Les pnj peuvent parler au joueur lorsque celui-ci appuie sur R. S’il s’agit d’un PNJ de type <text:tab/>« Elfe » alors le joueur peut se faire soigner en appuyant sur la touche S à côté du PNJ. Il<text:tab/> récupère alors toutes ses stats de base.</text:p>
      <text:p text:style-name="P18"/>
      <text:p text:style-name="P18">Potions – Les potions sont récupérées automatiquement lorsque le joueur se trouve sur la même<text:tab/><text:tab/> case. Il est impossible de savoir à l’avance si la potion est un bonus ou un malus et sur<text:tab/><text:soft-page-break/><text:tab/> quelle statistique elle va agir. Il s’agit d’une prise de position au niveau du game design.<text:tab/> <text:span text:style-name="T3">Une fois récupérées, les potions disparaissent de la carte.</text:span></text:p>
      <text:p text:style-name="P18"/>
      <text:p text:style-name="P19">Tenue – Les tenues sont récupérées lorsque le joueur se trouve sur la même case. Si le slot tenue du<text:tab/> joueur est vide alors la tenue est récupérée automatiquement. Sinon, un écran s’ouvre,<text:tab/><text:tab/> proposant un choix au joueur entre les deux tenues disponibles. Celle que le joueur ne prend <text:tab/>pas sera laissée à la position sur la carte. </text:p>
      <text:p text:style-name="P19"><text:tab/>Il y a 6 tenues différentes, chacune ayant ses propres fonctionnalités. On retrouve<text:tab/><text:tab/> l’augmentation des PV, du Mana, un bonus d’attaque, une annulation des effets de terrains,<text:tab/> la possibilité de marcher sur les cases terrain eau et pouvoir convaincre les ennemis humain<text:tab/> de fuir à tous les coups (voir les fonctionnalités des ennemis).</text:p>
      <text:p text:style-name="P19"/>
      <text:p text:style-name="P20">Armes – Les armes sont récupérées quand le joueur est sur la même case. Si le slot main droite est<text:tab/> libre et que l’arme n’utilise qu’un seul slot (une main) alors arme récupérée. Si le slot main<text:tab/> droite est pris mais que le slot main gauche est libre et l’arme n’utilise qu’un seul slot alors<text:tab/> l’arme est prise. Si les deux slots sont libres et que l’arme utilise deux slots (arme à deux<text:tab/> mains) alors l’arme prise. Dans les autres configurations, on propose au joueur de choisir ce <text:tab/>qu’il préfère. Pour l’aider, une description ainsi que la puissance des armes concernées sont<text:tab/> affichées. <text:span text:style-name="T4">Les armes non prises sont remises sur la carte à l’endroit du choix. </text:span></text:p>
      <text:p text:style-name="P20"><text:tab/><text:span text:style-name="T5">Les armes ont des portées et des dégâts différents. Le sceptre consomme du mana pour<text:tab/><text:tab/> attaquer.</text:span></text:p>
      <text:p text:style-name="P15"/>
      <text:p text:style-name="P21">Ennemis – Selon le type d’ennemis les fonctionnalités ne sont pas exactement les mêmes. Pour<text:tab/><text:tab/> rester général, certains attaquent le joueur uniquement si celui-ci les a attaqués et d’autres<text:tab/> l’attaque de façon automatique dès que le joueur est à portée. Dans ce dernier cas, un<text:tab/><text:tab/> cooldown de l’attaque du monstre a lieu pour permettre au joueur d’effectuer des actions. </text:p>
      <text:p text:style-name="P21"><text:tab/>Certains ennemis ont un cycle de mouvement. Ils se déplacent selon un motif en même<text:tab/><text:tab/> temps que le joueur.</text:p>
      <text:p text:style-name="P21"><text:tab/>Un type d’ennemi (volant) est résistant aux différentes armes mais peut être tué en un coup<text:tab/> avec l’arc.</text:p>
      <text:p text:style-name="P21"><text:tab/><text:span text:style-name="T6">Si les ennemis correspondent à des humains (on parle ici des mousses, brigands, voleurs et<text:tab/> chef) alors il est possible d’essayer de les convaincre de fuir. Pour cela, il faut être à la<text:tab/><text:tab/> limite de la portée de l’ennemi en question et appuyer sur la touche Z. Chaque type<text:tab/><text:tab/> d’ennemi à un taux différent et la fonctionnalité utilise l’aléatoire pour décider de la réussite <text:tab/>ou non. En cas de réussite, l’ennemi disparaît. Sinon, il reste. Cette fonctionnalité a une<text:tab/><text:tab/> chance de marcher une seule fois.</text:span></text:p>
      <text:p text:style-name="P21"/>
      <text:p text:style-name="P22">Terrain – Le terrain roche volcanique effectue des dégâts au joueur à chaque case mais ne peux pas<text:tab/> le tuer.</text:p>
      <text:p text:style-name="P22"/>
      <text:p text:style-name="P23">Joueur – <text:span text:style-name="T7">Il peut se déplacer grâce aux flèches, attaquer grâce à A et E, convaincre un ennemi avec<text:tab/> Z, discuter avec un PNJ avec R, se soigner grâce à un elfe avec S. </text:span><text:span text:style-name="T8">Il peut aussi lancer des<text:tab/> menus : M permet d’ouvrir un menu d’aide avec les différentes fonctionnalités et X un<text:tab/><text:tab/> menu de statistiques et d’inventaires.</text:span></text:p>
      <text:p text:style-name="P23"/>
      <text:p text:style-name="P24">Condition de victoire – Tous les ennemis obligatoires ont été tués ou ont fui. <text:span text:style-name="T38">Cela comprend tous les <text:tab/><text:tab/><text:tab/>ennemis humains sauf les voleurs. Tous les orcs et les volants sont <text:tab/><text:tab/><text:tab/><text:tab/>obligatoire. Le troupeau de slime au sud est du village est obligatoire.</text:span></text:p>
      <text:p text:style-name="P24"><text:tab/><text:tab/><text:tab/><text:span text:style-name="T39">Le slime qui s’est infiltré dans la maison est obligatoire.</text:span></text:p>
      <text:p text:style-name="P24"/>
      <text:p text:style-name="P24">Condition de défaite – La mort du joueur. </text:p>
      <text:p text:style-name="P24"/>
      <text:p text:style-name="P25"><text:soft-page-break/>Sons – Des effets sonores ainsi qu’une musique de fond ont été implémentés. </text:p>
      <text:p text:style-name="P25"/>
      <text:p text:style-name="P26">Design Pattern – Le pattern observer est utilisé pour gérer les différents évènement du jeu. <text:span text:style-name="T13">Le<text:tab/> <text:tab/><text:tab/>pattern MVC a été utilisé avec les packages (séparation en model, view et controler)<text:tab/><text:tab/> et en s’assurant que le code de chaque classe respecte les règles du MVC. </text:span></text:p>
      <text:p text:style-name="P9"/>
      <text:p text:style-name="P9">Configuration et ajout avec l’éditeur de carte Tiled</text:p>
      <text:p text:style-name="P30"/>
      <text:p text:style-name="P34">Organisation du dossier asset.</text:p>
      <text:p text:style-name="P34"><text:tab/>Les cartes et les fichiers de tuiles sont dans le sous-dossier carte. <text:span text:style-name="T28">Les images utilisées par les <text:tab/>fichiers de tuiles sont dans le sous-dossier terrain du dossier carte.</text:span></text:p>
      <text:p text:style-name="P35">Gestion des cartes </text:p>
      <text:p text:style-name="P35"><text:tab/><text:span text:style-name="T28">Chaque carte doit avoir </text:span><text:span text:style-name="T32">une propriété de type String « name »</text:span><text:span text:style-name="T28">. Chaque nom doit être unique <text:tab/>pour différencier les cartes dans le code.</text:span></text:p>
      <text:p text:style-name="P30"><text:tab/>Les cartes sont chargées grâce au loader de fichier tmx fourni par LibGdx.</text:p>
      <text:p text:style-name="P30"><text:tab/><text:span text:style-name="T28">Attention : pour charger les cartes, on scan le dossier asset</text:span><text:span text:style-name="T33">\\carte </text:span><text:span text:style-name="T28">à la recherche de tous les <text:tab/>fichiers .tmx à charger. Il faut donc que le path corresponde bien au path que l’ordinateur !<text:tab/> (classe RpgMain ligne 91)</text:span></text:p>
      <text:p text:style-name="P30"><text:tab/><text:span text:style-name="T29">Ainsi de nouvelles cartes peuvent être ajoutée</text:span><text:span text:style-name="T30">s</text:span><text:span text:style-name="T29"> dans le dossier carte et traitée</text:span><text:span text:style-name="T30">s</text:span><text:span text:style-name="T29">.</text:span></text:p>
      <text:p text:style-name="P27"><text:tab/>Les cartes sont interprétées par une classe nommée TiledParser. La classe gère la <text:tab/>récupération des données à partir de la carte. Elle récupère la taille de la carte, la taille des <text:tab/>tuiles, les différents terrains et objets ainsi que leurs propriétés. </text:p>
      <text:p text:style-name="P27"><text:tab/>Ces informations sont stocké<text:span text:style-name="T31">e</text:span>s dans un TiledModel. La classe TiledModel décrit les <text:tab/>différentes données récupérées afin qu’elles puissent être utilisées dans le code. Elles sont <text:tab/>majoritairement dans des array liste pour faciliter leur manipulation. </text:p>
      <text:p text:style-name="P29"><text:tab/>Le rendu des cartes s’effectue lors de la création de chaque gamescreen. On utilise un <text:tab/>renderer spécifique fourni par LibGdx.</text:p>
      <text:p text:style-name="P28">Les terrains</text:p>
      <text:p text:style-name="P28"><text:tab/>On utilise des tilelayer pour définir les terrains. Chaque tilelayer doit avoir comme propriété<text:tab/> « franchir » qui est un booléen. Si la case est cochée alors le joueur peut marcher sur les<text:tab/><text:tab/> cases correspondant au layer. Sinon, ces cases sont définies comme des obstacles.</text:p>
      <text:p text:style-name="P28"><text:tab/>Les tilelayer « Eau » et « Volcanique » doivent respecter cette écriture pour leur nom. Cela<text:tab/> permet de créer les cases d’eau qui ont un traitement à part de même que pour les cases<text:tab/><text:tab/> volcaniques.</text:p>
      <text:p text:style-name="P28"><text:tab/><text:span text:style-name="T14">Le reste de l’organisation est à l’appréciation du créateur de carte. </text:span></text:p>
      <text:p text:style-name="P31">Les objets</text:p>
      <text:p text:style-name="P31"><text:tab/>On utilise des objectlayer. Un objectlayer correspond à une classe d’élément du jeu. Les<text:tab/><text:tab/> noms de ces objectlayer doivent être comme définies dans les cartes fournies.</text:p>
      <text:p text:style-name="P31"><text:tab/><text:span text:style-name="T15">Chaque element a les propriétés de type int « X » et « Y » correspondant à leur position. Il<text:tab/> peut être nécessaire de faire des ajustements entre les position proposées dans Tiled et le<text:tab/> rendu dans le jeu. Par exemple sur la carte worldmap, le « X » correspond bien à l’abscisse<text:tab/> proposée lors du survol de la carte. Mais pour le « Y » il faut faire 50-y+1 car l’origine du<text:tab/> repère de la carte est en haut à droite alors que dans le jeu l’origine est en bas à droite. </text:span></text:p>
      <text:p text:style-name="P32">PNJ</text:p>
      <text:p text:style-name="P32"><text:tab/>Sur l’objectlayer NPC. Le nom de chaque objet doit être « Humain » ou « Elfe » en<text:tab/><text:tab/> fonction du type de PNJ souhaité. <text:span text:style-name="T16">Si le PNJ a un message de dialogue alors on créé la<text:tab/><text:tab/> propriété de type String « msg ».</text:span></text:p>
      <text:p text:style-name="P33">Tenues</text:p>
      <text:p text:style-name="P33"><text:tab/>Sur l’objectlayer Tenues. Les noms possibles sont « Apparat du kistune », « Bénédiction de<text:tab/> Susanoo », « Eclat de Tsukuyomi », « Broche d’Izanami », « Armure de Bishamonten » et<text:tab/> « Protection d’Amaterasu ».</text:p>
      <text:p text:style-name="P33">Armes</text:p>
      <text:p text:style-name="P33"><text:soft-page-break/><text:tab/>Sur l’objectlayer Armes. Les noms possibles sont « Arc », « Hâche », « Sceptre », « Bâton »<text:tab/> et « Epée ».</text:p>
      <text:p text:style-name="P33">Potions</text:p>
      <text:p text:style-name="P33"><text:tab/><text:span text:style-name="T17">Sur l’objectlayer Potions. </text:span><text:span text:style-name="T18">Les noms possibles sont « Bonus » et « Malus ». Chaque objet<text:tab/> possède deux propriétés supplémentaires, « Quantité » de type float et « Type » de type <text:tab/>String. </text:span></text:p>
      <text:p text:style-name="P33"><text:tab/>« <text:span text:style-name="T18">Quantité » correspond au nombre de points en bonus ou en malus.</text:span></text:p>
      <text:p text:style-name="P33"><text:tab/>« <text:span text:style-name="T18">Type » peut prendre trois valeurs : « Mana », « PV » ou « Attaque ». </text:span><text:span text:style-name="T19">Cela correspond à la <text:tab/>statistique influencée par l’objet.</text:span></text:p>
      <text:p text:style-name="P36">Ennemis</text:p>
      <text:p text:style-name="P36"><text:tab/>Ils se divisent en deux catégories les monstres (layer Monstres) et les humains (layer <text:tab/>EnemyHumans).</text:p>
      <text:p text:style-name="P36"><text:tab/>Chaque objet doit avoir la propriété de type booléen « obligatoire ». Si la case est cochée <text:tab/>alors l’ennemi est à battre pour gagner.</text:p>
      <text:p text:style-name="P36"><text:tab/><text:span text:style-name="T20">Les noms pour les monstres sont « Volant », « Orc », « Gobelin » et « Slime ».</text:span></text:p>
      <text:p text:style-name="P36"><text:tab/><text:span text:style-name="T20">Les noms pour les humains sont « Chef », « Brigand », « Voleur » et « Mousse ».</text:span></text:p>
      <text:p text:style-name="P37">Teleportation</text:p>
      <text:p text:style-name="P37"><text:tab/>Sur l’objectlayer Teleport. Ils permettent la liaison entre différentes cartes ainsi que de<text:tab/><text:tab/> donnée la position du player lors de l’arrivée sur la carte. </text:p>
      <text:p text:style-name="P37"><text:tab/><text:span text:style-name="T32">Le nom d’un objet correspond au nom de la carte d’arrivée sauf pour un unique objet qui <text:tab/>correspond au point de spawn du joueur au début du jeu. </text:span><text:span text:style-name="T34">Attention, ce point de spawn ce fait <text:tab/>forcément sur la carte principale worldmap. Autrement cela n’aurait pas de sens du point de <text:tab/>vue du game design.</text:span></text:p>
      <text:p text:style-name="P37"><text:tab/><text:span text:style-name="T32">Ils possèdent des propriétés de type int « destX » et « destY » correspondant aux<text:tab/><text:tab/><text:tab/> coordonnées du point d’arrivée. </text:span></text:p>
      <text:p text:style-name="P37"/>
      <text:p text:style-name="P41"/>
      <text:p text:style-name="P10">Compilation et exécution</text:p>
      <text:p text:style-name="P38"/>
      <text:list text:style-name="L4">
        <text:list-item>
          <text:p text:style-name="P53">Prérequis <text:span text:style-name="T21">: Java version 17 </text:span></text:p>
          <text:list>
            <text:list-item>
              <text:list>
                <text:list-item>
                  <text:list>
                    <text:list-header>
                      <text:p text:style-name="P54"><text:span text:style-name="T21"><text:s text:c="2"/></text:span><text:span text:style-name="T23">Dans la classe RpgMain à la ligne 91, le chemin doit correspondre au chemin <text:s text:c="2"/><text:tab/></text:span></text:p>
                      <text:p text:style-name="P54"><text:span text:style-name="T23"><text:s/>du dossier asset</text:span><text:span text:style-name="T25">\\carte</text:span><text:span text:style-name="T23"> </text:span><text:span text:style-name="T24">sur l’ordinateur.</text:span></text:p>
                      <text:p text:style-name="P55"><text:span text:style-name="T24"><text:s/>D</text:span><text:span text:style-name="T21">ans la classe Lwjgl3Laucher la taille de la fenêtre doit-être 800*800.</text:span></text:p>
                    </text:list-header>
                  </text:list>
                </text:list-item>
              </text:list>
            </text:list-item>
          </text:list>
        </text:list-item>
        <text:list-item>
          <text:p text:style-name="P53">Compilation : <text:span text:style-name="T21">Sur Eclipse. Créer une nouvelle configuration. Choisir Gradle Task. Ajouter la tâche build. Mettre ${workspace_loc:/RPGASTRAL-parent} comme working directory.</text:span></text:p>
        </text:list-item>
        <text:list-item>
          <text:p text:style-name="P56">Exécution :<text:span text:style-name="T21"> Sur Eclipse. </text:span><text:span text:style-name="T22">Créer une nouvelle configuration. Choisir Java Application. Mettre RPGASTRAL-lwjgl3 comme Projet. Choisir fr.rpgastral.lwjgl3.Lwjgl3Launcher comme Main class. </text:span></text:p>
          <text:p text:style-name="P57">Dans l’onglet Arguments. </text:p>
          <text:p text:style-name="P58">Mettre ${workspace_loc:RPGASTRAL-lwjgl3/assets} comme working directory. </text:p>
        </text:list-item>
      </text:list>
      <text:p text:style-name="P43"><text:s/></text:p>
      <text:p text:style-name="P43"/>
      <text:p text:style-name="P6">III. Présentation technique du projet</text:p>
      <text:p text:style-name="P43"/>
      <text:p text:style-name="P43"/>
      <text:p text:style-name="P5">IV. Conclusion et Perspectives</text:p>
      <text:p text:style-name="P44"/>
      <text:p text:style-name="P45">Les objectifs principaux du projets ont été atteints. </text:p>
      <text:p text:style-name="P45">Les défis notables rencontrés ont été la prise en main de LibGdx avec la gestion du rendu (camera, viewport, batch, spritebatch, texture, etc), la mise en place d’une organisation MVC, l’interprétation des cartes Tiled et l<text:span text:style-name="T35">e scan des fichiers pour la gestion de plusieurs cartes Tiled.</text:span></text:p>
      <text:p text:style-name="P46"><text:soft-page-break/>On pourrait améliorer la factorisation du code ainsi que son organisation générale et sa clarté. L’organisation MVC n’est pas parfaitement exécutée. <text:span text:style-name="T36">De plus, la documentation pourrait être complétée. On pourrait ajouter un objet à lire dans la maison permettant d’afficher les missions du joueur et les principales caractéristiques des ennemis.</text:span></text:p>
      <text:p text:style-name="P46">Du p<text:span text:style-name="T27">oi</text:span>nt de vu du game design on pourrait implémenter des donjons permettant de récupérer des armes puissantes et des tenues pour éviter le simple parcours de la carte. <text:span text:style-name="T26">Des missions annexes pourraient aussi être proposées au joueur tel que récupérer un objet et le ramener à son propriétaire ou sauver un PNJ.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2T15:05:40.710000000</meta:creation-date>
    <dc:date>2024-12-31T15:52:32.322000000</dc:date>
    <meta:editing-duration>P1DT8H9S</meta:editing-duration>
    <meta:editing-cycles>85</meta:editing-cycles>
    <meta:generator>LibreOffice/24.2.4.2$Windows_X86_64 LibreOffice_project/51a6219feb6075d9a4c46691dcfe0cd9c4fff3c2</meta:generator>
    <meta:document-statistic meta:table-count="0" meta:image-count="0" meta:object-count="0" meta:page-count="5" meta:paragraph-count="94" meta:word-count="2074" meta:character-count="12245" meta:non-whitespace-character-count="10106"/>
  </office:meta>
</office:document-meta>
</file>